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e1dbbc" style:parent-style-name="DefaultParagraphFont">
      <style:text-properties style:text-position="super"/>
    </style:style>
    <style:style style:family="text" style:name="a60c491" style:parent-style-name="DefaultParagraphFont">
      <style:text-properties fo:font-style="italic" style:font-style-asian="italic" style:text-underline-style="solid"/>
    </style:style>
    <style:style style:family="text" style:name="a96c319" style:parent-style-name="DefaultParagraphFont">
      <style:text-properties fo:font-weight="bold" style:font-weight-asian="bold" style:text-underline-style="solid"/>
    </style:style>
    <style:style style:family="text" style:name="ac08353" style:parent-style-name="DefaultParagraphFont">
      <style:text-properties fo:font-style="italic" fo:font-weight="bold" style:font-style-asian="italic" style:font-weight-asian="bold"/>
    </style:style>
  </office:automatic-styles>
  <office:body>
    <office:text>
      <text:p text:style-name="NormalWeb">Daß der eher eindimensionale Nationalstürmertyp Gomez den früheren<text:s/><text:s/><text:span text:style-name="ac08353">Nationalstürmer</text:span><text:s/><text:s text:c="2"/>Hoeneß nicht grenzenlos begeistert, das hatte der Klubpatron schon Frühjahr geäußert, als Meister Dortmund davonzog. Gomez bewege sich zu wenig, kritisierte Hoeneß - eine Ansicht, die der mit ihm freundschaftlich verbundene<text:s/><text:s/><text:span text:style-name="a96c319">Amateur-Trainer</text:span><text:s/><text:s text:c="2"/>Mehmet Scholl während der EM als TV-Experte ("wundgelegen") praktischerweise zuspitzte. Die neue Debatte begann nun am Wochenende, als Hoeneß, wie er selbst sagt, "in einem<text:s/><text:s/><text:span text:style-name="a60c491">Bierzelt</text:span><text:s/><text:s text:c="2"/>bei einem Fantreffen im bayerischen Wald" über Gomez urteilte, dieser sei "gut, aber<text:s/>nicht sehr gut". Tags darauf hat der Präsident zielsicher nachgelegt, als er Gomez die Niederlage gegen Chelsea <text:span text:style-name="ae1dbbc">zuschanzte!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Normal (Web)" style:family="paragraph" style:name="NormalWeb" style:parent-style-name="Normal">
      <style:paragraph-properties fo:line-height="100%" fo:margin-bottom="1.76mm" fo:margin-top="1.76mm"/>
      <style:text-properties fo:font-size="12.0pt" style:font-name="Times New Roman" style:font-name-asian="Times New Roman" style:font-size-asian="12.0pt"/>
    </style:style>
    <style:style style:display-name="Standard" style:family="paragraph" style:name="Standard" style:parent-style-name="default_paragraph_style"/>
    <style:style style:display-name="Default Paragraph Font" style:family="text" style:name="DefaultParagraphFont" style:parent-style-name="default_character_style"/>
    <style:style style:display-name="Hyperlink" style:family="text" style:name="Hyperlink" style:parent-style-name="DefaultParagraphFont">
      <style:text-properties fo:color="#0000FF" style:text-underline-style="solid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1S</meta:editing-duration>
  </office:meta>
</office:document-meta>
</file>